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Liberation Mono" svg:font-family="Liberation Mono" style:font-family-generic="modern" style:font-pitch="fixed"/>
    <style:font-face style:name="monospace, monospace" svg:font-family="monospace, monospace" style:font-family-generic="system"/>
    <style:font-face style:name="Menlo, Monaco, Consolas, 'Couri" svg:font-family="Menlo, Monaco, Consolas, 'Cou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PreformattedText" style:list-style-name="LFO1" style:family="paragraph"/>
    <style:style style:name="T9" style:parent-style-name="SourceText" style:family="text">
      <style:text-properties style:font-name="monospace, monospace"/>
    </style:style>
    <style:style style:name="T10" style:parent-style-name="SourceText" style:family="text">
      <style:text-properties style:font-name="monospace, monospace" fo:color="#A67F59"/>
    </style:style>
    <style:style style:name="T11" style:parent-style-name="SourceText" style:family="text">
      <style:text-properties style:font-name="monospace, monospace"/>
    </style:style>
    <style:style style:name="T12" style:parent-style-name="SourceText" style:family="text">
      <style:text-properties style:font-name="monospace, monospace"/>
    </style:style>
    <style:style style:name="T13" style:parent-style-name="SourceText" style:family="text">
      <style:text-properties style:font-name="monospace, monospace" fo:color="#A67F59"/>
    </style:style>
    <style:style style:name="T14" style:parent-style-name="SourceText" style:family="text">
      <style:text-properties style:font-name="monospace, monospace"/>
    </style:style>
    <style:style style:name="P15" style:parent-style-name="Standard" style:family="paragraph">
      <style:text-properties fo:color="#000000"/>
    </style:style>
    <style:style style:name="T16" style:parent-style-name="DefaultParagraphFont" style:family="text">
      <style:text-properties style:font-name="Menlo, Monaco, Consolas, 'Couri" fo:color="#C7254E" fo:font-size="9.5pt" style:font-size-asian="9.5pt"/>
    </style:style>
    <style:style style:name="P17" style:parent-style-name="Standard" style:family="paragraph">
      <style:text-properties style:font-name="Menlo, Monaco, Consolas, 'Couri" fo:color="#C7254E" fo:font-size="9.5pt" style:font-size-asian="9.5pt"/>
    </style:style>
    <style:style style:name="P18" style:parent-style-name="Standard" style:family="paragraph">
      <style:text-properties style:font-name="Menlo, Monaco, Consolas, 'Couri" fo:color="#C7254E" fo:font-size="9.5pt" style:font-size-asian="9.5pt"/>
    </style:style>
    <style:style style:name="P19" style:parent-style-name="Standard" style:family="paragraph">
      <style:text-properties style:font-name="Menlo, Monaco, Consolas, 'Couri" fo:color="#C7254E" fo:font-size="9.5pt" style:font-size-asian="9.5pt"/>
    </style:style>
    <style:style style:name="TableColumn21" style:family="table-column">
      <style:table-column-properties style:column-width="6.6861in"/>
    </style:style>
    <style:style style:name="Table20" style:family="table">
      <style:table-properties style:width="6.6861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Menlo, Monaco, Consolas, 'Couri" fo:color="#C7254E" fo:font-size="9.5pt" style:font-size-asian="9.5pt"/>
    </style:style>
    <style:style style:name="P25" style:parent-style-name="Standard" style:family="paragraph">
      <style:text-properties style:font-name="Menlo, Monaco, Consolas, 'Couri" fo:color="#C7254E" fo:font-size="9.5pt" style:font-size-asian="9.5pt" fo:language="nl" fo:country="NL"/>
    </style:style>
    <style:style style:name="P26" style:parent-style-name="Standard" style:family="paragraph">
      <style:text-properties style:font-name="Menlo, Monaco, Consolas, 'Couri" fo:color="#C7254E" fo:font-size="9.5pt" style:font-size-asian="9.5pt" fo:language="nl" fo:country="NL"/>
    </style:style>
    <style:style style:name="P27" style:parent-style-name="Standard" style:family="paragraph">
      <style:text-properties style:font-name="Menlo, Monaco, Consolas, 'Couri" fo:color="#C7254E" fo:font-size="9.5pt" style:font-size-asian="9.5pt"/>
    </style:style>
    <style:style style:name="P28" style:parent-style-name="Standard" style:family="paragraph">
      <style:text-properties style:font-name="Menlo, Monaco, Consolas, 'Couri" fo:color="#C7254E" fo:font-size="9.5pt" style:font-size-asian="9.5pt"/>
    </style:style>
    <style:style style:name="P29" style:parent-style-name="Standard" style:family="paragraph">
      <style:text-properties style:font-name="Menlo, Monaco, Consolas, 'Couri" fo:color="#C7254E" fo:font-size="9.5pt" style:font-size-asian="9.5pt"/>
    </style:style>
    <style:style style:name="P30" style:parent-style-name="Standard" style:family="paragraph">
      <style:text-properties style:font-name="Menlo, Monaco, Consolas, 'Couri" fo:color="#C7254E" fo:font-size="9.5pt" style:font-size-asian="9.5pt"/>
    </style:style>
    <style:style style:name="P31" style:parent-style-name="Standard" style:family="paragraph">
      <style:text-properties style:font-name="Menlo, Monaco, Consolas, 'Couri" fo:color="#C7254E" fo:font-size="9.5pt" style:font-size-asian="9.5pt"/>
    </style:style>
    <style:style style:name="P32" style:parent-style-name="Standard" style:family="paragraph">
      <style:text-properties style:font-name="Menlo, Monaco, Consolas, 'Couri" fo:color="#C7254E" fo:font-size="9.5pt" style:font-size-asian="9.5pt"/>
    </style:style>
  </office:automatic-styles>
  <office:body>
    <office:text text:use-soft-page-breaks="true">
      <text:p text:style-name="P1">Dogservice 002 is a web application:</text:p>
      <text:list text:style-name="LFO1" text:continue-numbering="true">
        <text:list-item>
          <text:p text:style-name="P2">it connects to a Postgress database with user postgresuser and password password</text:p>
        </text:list-item>
        <text:list-item>
          <text:p text:style-name="P3">database is postgres_demo</text:p>
        </text:list-item>
        <text:list-item>
          <text:p text:style-name="P4">it is a web service<text:s/></text:p>
        </text:list-item>
        <text:list-item>
          <text:p text:style-name="P5">Maven has been used.</text:p>
        </text:list-item>
        <text:list-item>
          <text:p text:style-name="P6">Thymeleaf has been used. Thymeleaf is a<text:s/>template engine to display html in browsers and to integrate the front end to the web service</text:p>
        </text:list-item>
        <text:list-item>
          <text:p text:style-name="P7">To create the project from the command line with<text:s/>spring CLI:</text:p>
        </text:list-item>
      </text:list>
      <text:p text:style-name="Standard">See</text:p>
      <text:p text:style-name="Standard"><text:a xlink:href="https://www.callicoder.com/spring-boot-jpa-hibernate-postgresql-restful-crud-api-example/" office:target-frame-name="_top" xlink:show="replace">https://www.callicoder.com/spring-boot-jpa-hibernate-postgresql-restful-crud-api-example/</text:a></text:p>
      <text:list text:style-name="LFO1" text:continue-numbering="true">
        <text:list-item>
          <text:p text:style-name="P8"><text:span text:style-name="T9">spring init --name</text:span><text:span text:style-name="T10">=</text:span><text:span text:style-name="T11">postgres-demo --dependen</text:span><text:span text:style-name="T12">cies</text:span><text:span text:style-name="T13">=</text:span><text:span text:style-name="T14">web,jpa,postgresql postgres-demo</text:span></text:p>
        </text:list-item>
      </text:list>
      <text:p text:style-name="Standard"><text:a xlink:href="http://org.eclipse.ui.intro/showPage?id=whatsnew" office:target-frame-name="_top" xlink:show="replace"><text:span text:style-name="Hyperlink">http://org.eclipse.ui.intro/showPage?id=whatsnew</text:span></text:a></text:p>
      <text:p text:style-name="Standard"/>
      <text:p text:style-name="Standard">See<text:s/><text:a xlink:href="http://spring.io/guides/gs/rest-service/" office:target-frame-name="_top" xlink:show="replace"><text:span text:style-name="Hyperlink">http://spring.io/guides/gs/rest-service/</text:span></text:a><text:span text:style-name="Hyperlink"><text:s text:c="2"/></text:span></text:p>
      <text:p text:style-name="Standard">(greeting example)<text:line-break/></text:p>
      <text:p text:style-name="Standard">See<text:s/><text:a xlink:href="https://dzone.com/articles/spring-boot-with-spring-data-jpa" office:target-frame-name="_top" xlink:show="replace">https://dzone.com/articles/spring-boot-with-spring-data-jpa</text:a></text:p>
      <text:p text:style-name="Standard">to be able to understand this first read</text:p>
      <text:p text:style-name="Standard"><text:a xlink:href="https://www.amitph.com/spring-boot-rest-service/#2_Mock_Data_Provider" office:target-frame-name="_top" xlink:show="replace">https://www.amitph.com/spring-boot-rest-service/#2_Mock_Data_Provider</text:a></text:p>
      <text:p text:style-name="Standard"/>
      <text:p text:style-name="Standard"/>
      <text:p text:style-name="Standard">Compared with the last link,<text:s/>the REST web service has been extended with search by name by using a function <text:s/>findDogByName() generated by JPA on the basis of entity and field name.</text:p>
      <text:p text:style-name="Standard"/>
      <text:p text:style-name="P15"/>
      <text:p text:style-name="Standard">Get a dog by name:</text:p>
      <text:p text:style-name="Standard"><text:a xlink:href="http://localhost:8080/dogs/name/Rikki" office:target-frame-name="_top" xlink:show="replace"><text:span text:style-name="T16">http://localhost:8080/dogs/name/Rikki</text:span></text:a></text:p>
      <text:p text:style-name="P17"/>
      <text:p text:style-name="Standard">Create a new IdMessage object using a form, filled in with GET</text:p>
      <text:p text:style-name="Standard"><text:a xlink:href="http://localhost:8080/getmessage" office:target-frame-name="_top" xlink:show="replace">http://localhost:8080/</text:a><text:a xlink:href="http://localhost:8080/getmessage" office:target-frame-name="_top" xlink:show="replace">getmessage</text:a></text:p>
      <text:p text:style-name="Standard"/>
      <text:p text:style-name="P18"/>
      <text:p text:style-name="Standard">show the resulting IdMessage object, the form has been posted with a post request from the form</text:p>
      <text:p text:style-name="Standard"><text:a xlink:href="http://localhost:8080/showgetmessage" office:target-frame-name="_top" xlink:show="replace">http://localhost:8080/</text:a><text:a xlink:href="http://localhost:8080/showgetmessage" office:target-frame-name="_top" xlink:show="replace">showgetmessage</text:a></text:p>
      <text:p text:style-name="Standard"/>
      <text:p text:style-name="P19"/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/>
            <text:p text:style-name="P25">NB. het runnen van de applicatie met mvnw spring-boot:run levert een foutmelding die ik eerder heb gezien maar waarvan ik niet meer weet hoe je die oplost:</text:p>
            <text:p text:style-name="P26"/>
            <text:p text:style-name="P27"/>
            <text:p text:style-name="P28">2019-10-09 17:29:54.646 ERROR 20076 --- [ <text:s text:c="10"/>main] com.zaxxer.hikari.pool.HikariPool <text:s text:c="7"/>: HikariPool-1 - Exception during pool initialization.</text:p>
            <text:p text:style-name="P29"/>
            <text:p text:style-name="P30">org.postgresql.util.PSQLException: The server requested password-based authentication, but no password was provided.</text:p>
            <text:p text:style-name="P31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Liberation Mono" svg:font-family="Liberation Mono" style:font-family-generic="modern" style:font-pitch="fixed"/>
    <style:font-face style:name="monospace, monospace" svg:font-family="monospace, monospace" style:font-family-generic="system"/>
    <style:font-face style:name="Menlo, Monaco, Consolas, 'Couri" svg:font-family="Menlo, Monaco, Consolas, 'Cou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riaan Bakker</meta:initial-creator>
    <dc:creator>adriaan bakker</dc:creator>
    <meta:creation-date>2019-07-18T15:24:00Z</meta:creation-date>
    <dc:date>2019-10-09T15:33:00Z</dc:date>
    <meta:template xlink:href="Normal.dotm" xlink:type="simple"/>
    <meta:editing-cycles>20</meta:editing-cycles>
    <meta:editing-duration>PT24480S</meta:editing-duration>
    <meta:document-statistic meta:page-count="1" meta:paragraph-count="4" meta:word-count="360" meta:character-count="2412" meta:row-count="17" meta:non-whitespace-character-count="2056"/>
  </office:meta>
</office:document-meta>
</file>